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opacity="0%" draw:textarea-horizontal-align="justify" draw:textarea-vertical-align="middle" draw:auto-grow-height="false" draw:shadow-opacity="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/>
    </style:style>
    <style:style style:name="P3" style:family="paragraph">
      <style:paragraph-properties fo:text-align="center"/>
      <style:text-properties fo:font-family="'Times New Roman'" style:font-family-generic="roman"/>
    </style:style>
    <style:style style:name="T1" style:family="text">
      <style:text-properties fo:font-family="'Times New Roman'" style:font-family-generic="roman"/>
    </style:style>
    <style:style style:name="T2" style:family="text">
      <style:text-properties fo:font-family="'Times New Roman'" style:font-family-generic="roman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985cm" svg:height="9.525cm" svg:x="1.27cm" svg:y="0.635cm">
          <text:p text:style-name="P1"><text:span text:style-name="T1">Real Worl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715cm" svg:height="3.175cm" svg:x="1.905cm" svg:y="6.35cm">
          <text:p text:style-name="P1"><text:span text:style-name="T2">Objective Model</text:span></text:p>
          <text:p text:style-name="P1"><text:span text:style-name="T2">of</text:span></text:p>
          <text:p text:style-name="P1"><text:span text:style-name="T2">Human Intelligenc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715cm" svg:height="3.175cm" svg:x="1.905cm" svg:y="1.27cm">
          <text:p text:style-name="P1"><text:span text:style-name="T2">Subjective Scientis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525cm" fo:page-height="10.79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o Morgan</meta:initial-creator>
    <meta:creation-date>2011-06-11T11:50:20</meta:creation-date>
    <dc:date>2011-06-11T19:38:32</dc:date>
    <dc:creator>Bo Morgan</dc:creator>
    <meta:editing-duration>PT03H32M02S</meta:editing-duration>
    <meta:editing-cycles>6</meta:editing-cycles>
    <meta:generator>OpenOffice.org/3.2$Linux OpenOffice.org_project/320m19$Build-9505</meta:generator>
    <meta:document-statistic meta:object-count="3"/>
  </office:meta>
</office:document-meta>
</file>